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874in"/>
      <style:text-properties fo:color="#d4d4d4" style:font-name="Droid Sans Mono" fo:font-size="9pt" fo:font-weight="normal" fo:background-color="#1e1e1e"/>
    </style:style>
    <style:style style:name="P2" style:family="paragraph" style:parent-style-name="Standard">
      <style:paragraph-properties style:line-height-at-least="0.1874in"/>
      <style:text-properties fo:color="#9cdcfe" style:font-name="Droid Sans Mono" fo:font-size="9pt" fo:font-weight="normal" fo:background-color="#1e1e1e"/>
    </style:style>
    <style:style style:name="P3" style:family="paragraph" style:parent-style-name="Standard">
      <style:paragraph-properties style:line-height-at-least="0.1874in"/>
    </style:style>
    <style:style style:name="T1" style:family="text">
      <style:text-properties fo:color="#9cdcfe"/>
    </style:style>
    <style:style style:name="T2" style:family="text">
      <style:text-properties fo:color="#dcdcdc"/>
    </style:style>
    <style:style style:name="T3" style:family="text">
      <style:text-properties fo:color="#dcdcdc" style:font-name="Droid Sans Mono" fo:font-size="9pt" fo:font-weight="normal" fo:background-color="#1e1e1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1">"There is only one bad word: taxes."</text:span><text:span text:style-name="T2">,</text:span></text:p>
      <text:p text:style-name="P1"><text:span text:style-name="T1">"History began July 4th, 1776. Anything before that was a mistake."</text:span><text:span text:style-name="T2">,</text:span></text:p>
      <text:p text:style-name="P1"><text:span text:style-name="T1">"Cultivating a manly musk puts opponent on notice."</text:span><text:span text:style-name="T2">,</text:span></text:p>
      <text:p text:style-name="P1"><text:span text:style-name="T1">"Give a man a fish and feed him for a day. Don't teach a man to fish… and feed yourself. He's a grown man. And fishing's not that hard."</text:span><text:span text:style-name="T2">,</text:span></text:p>
      <text:p text:style-name="P1"><text:span text:style-name="T1">"Child labor laws are ruining this country."</text:span><text:span text:style-name="T2">,</text:span></text:p>
      <text:p text:style-name="P1"><text:span text:style-name="T1">"Great job, everyone. The reception will be held in each of our individual houses, alone."</text:span><text:span text:style-name="T2">,</text:span></text:p>
      <text:p text:style-name="P1"><text:span text:style-name="T1">"America: The only country that matters. If you want to experience other ‘cultures,’ use an atlas or a ham radio."</text:span><text:span text:style-name="T2">,</text:span></text:p>
      <text:p text:style-name="P1"><text:span text:style-name="T1">"The key to burning an ex-wife effigy is to dip it in paraffin wax and then toss the flaming bottle of isopropyl alcohol from a safe distance. Do not stand too close when you light an ex-wife effigy."</text:span><text:span text:style-name="T2">,</text:span></text:p>
      <text:p text:style-name="P1"><text:span text:style-name="T1">"There are only three ways to motivate people: money, fear, and hunger."</text:span><text:span text:style-name="T2">,</text:span></text:p>
      <text:p text:style-name="P1"><text:span text:style-name="T1">"Shorts over six inches are capri pants, shorts under six inches are European."</text:span><text:span text:style-name="T2">,</text:span></text:p>
      <text:p text:style-name="P1"><text:span text:style-name="T1">"Friends: one to three is sufficient."</text:span><text:span text:style-name="T2">,</text:span></text:p>
      <text:p text:style-name="P1"><text:span text:style-name="T1">"Breakfast food can serve many purposes."</text:span><text:span text:style-name="T2">,</text:span></text:p>
      <text:p text:style-name="P1"><text:span text:style-name="T1">"Honor: if you need it defined, you don't have it."</text:span><text:span text:style-name="T2">,</text:span></text:p>
      <text:p text:style-name="P1"><text:span text:style-name="T1">"One rage every three months is permitted. Try not to hurt anyone who doesn't deserve it."</text:span><text:span text:style-name="T2">,</text:span></text:p>
      <text:p text:style-name="P1"><text:span text:style-name="T1">"Strippers do nothing for me…but I will take a free breakfast buffet anytime, anyplace."</text:span><text:span text:style-name="T2">,</text:span></text:p>
      <text:p text:style-name="P1"><text:span text:style-name="T1">"I like saying ‘No,’ it lowers their enthusiasm."</text:span><text:span text:style-name="T2">,</text:span></text:p>
      <text:p text:style-name="P1"><text:span text:style-name="T1">"You had me at meat tornado."</text:span><text:span text:style-name="T2">,</text:span></text:p>
      <text:p text:style-name="P1"><text:span text:style-name="T1">"There must be a mistake, you've accidentally given me the food that my food eats."</text:span><text:span text:style-name="T2">,</text:span></text:p>
      <text:p text:style-name="P1"><text:span text:style-name="T1">"Son, there is no wrong way to consume alcohol."</text:span><text:span text:style-name="T2">,</text:span></text:p>
      <text:p text:style-name="P1"><text:span text:style-name="T1">"Keep your tears in your eyes where they belong."</text:span><text:span text:style-name="T2">,</text:span></text:p>
      <text:p text:style-name="P1"><text:span text:style-name="T1">"I've cried twice in my life. Once when I was seven and hit by a school bus. And then again when I heard that Li'l Sebastian has passed."</text:span><text:span text:style-name="T2">,</text:span></text:p>
      <text:p text:style-name="P1"><text:span text:style-name="T1">"I hate everything."</text:span><text:span text:style-name="T2">,</text:span></text:p>
      <text:p text:style-name="P1"><text:span text:style-name="T1">"I love nothing."</text:span><text:span text:style-name="T2">,</text:span></text:p>
      <text:p text:style-name="P1"><text:span text:style-name="T1">"I love riddles!"</text:span><text:span text:style-name="T2">,</text:span></text:p>
      <text:p text:style-name="P1"><text:span text:style-name="T1">"Don't waste energy moving unless necessary."</text:span><text:span text:style-name="T2">,</text:span></text:p>
      <text:p text:style-name="P1"><text:span text:style-name="T1">"I'll take that steak to go. Please and thank you."</text:span><text:span text:style-name="T2">,</text:span></text:p>
      <text:p text:style-name="P1"><text:soft-page-break/><text:span text:style-name="T1">"Creativity is for people with glasses who like to lie."</text:span><text:span text:style-name="T2">,</text:span></text:p>
      <text:p text:style-name="P1"><text:span text:style-name="T1">"Children are terrible artists and artists are crooks."</text:span><text:span text:style-name="T2">,</text:span></text:p>
      <text:p text:style-name="P1"><text:span text:style-name="T1">"Tom put all my records into this rectangle!"</text:span><text:span text:style-name="T2">,</text:span></text:p>
      <text:p text:style-name="P1"><text:span text:style-name="T1">"I believe luck is a concept invented by the weak to explain their failures."</text:span><text:span text:style-name="T2">,</text:span></text:p>
      <text:p text:style-name="P1"><text:span text:style-name="T1">"What's cholesterol?"</text:span><text:span text:style-name="T2">,</text:span></text:p>
      <text:p text:style-name="P1"><text:span text:style-name="T1">"People who buy things are suckers."</text:span><text:span text:style-name="T2">,</text:span></text:p>
      <text:p text:style-name="P1"><text:span text:style-name="T1">"I'm going to get 12 eggs and part of a dead animal. Dealer's choice. Please and thank you."</text:span><text:span text:style-name="T2">,</text:span></text:p>
      <text:p text:style-name="P1"><text:span text:style-name="T1">"I wanna punch you in the face so bad right now."</text:span><text:span text:style-name="T2">,</text:span></text:p>
      <text:p text:style-name="P1"><text:span text:style-name="T1">"Normally, if given the choice between doing something and nothing, I’d choose to do nothing. But I will do something if it helps someone else do nothing. I’d work all night, if it meant nothing got done."</text:span><text:span text:style-name="T2">,</text:span></text:p>
      <text:p text:style-name="P1"><text:span text:style-name="T1">"Dear frozen yogurt, you are the celery of desserts. Be ice cream or be nothing. Zero stars."</text:span><text:span text:style-name="T2">,</text:span></text:p>
      <text:p text:style-name="P1"><text:span text:style-name="T1">"There has never been a sadness that can’t been cured by breakfast food."</text:span><text:span text:style-name="T2">,</text:span></text:p>
      <text:p text:style-name="P1"><text:span text:style-name="T1">"If any of you need anything at all, too bad. Deal with your problems yourselves, like adults."</text:span><text:span text:style-name="T2">,</text:span></text:p>
      <text:p text:style-name="P1"><text:span text:style-name="T1">"It’s pointless for a human to paint scenes of nature when they can go outside and stand in it."</text:span><text:span text:style-name="T2">,</text:span></text:p>
      <text:p text:style-name="P1"><text:span text:style-name="T1">"On my deathbed, my final wish is to have my ex-wives rush to my side so I can use my dying breath to tell them both to go to hell one last time."</text:span><text:span text:style-name="T2">,</text:span></text:p>
      <text:p text:style-name="P1"><text:span text:style-name="T1">"I was born ready. I’m Ron F*cking Swanson."</text:span><text:span text:style-name="T2">,</text:span></text:p>
      <text:p text:style-name="P1"><text:span text:style-name="T1">"Don’t start chasing applause and acclaim. That way lies madness."</text:span><text:span text:style-name="T2">,</text:span></text:p>
      <text:p text:style-name="P1"><text:span text:style-name="T1">"If there were more food and fewer people, this would be a perfect party."</text:span><text:span text:style-name="T2">,</text:span></text:p>
      <text:p text:style-name="P1"><text:span text:style-name="T1">"Put some alcohol in your mouth to block with words from coming out."</text:span><text:span text:style-name="T2">,</text:span></text:p>
      <text:p text:style-name="P1"><text:span text:style-name="T1">"Give 100%. 110% is impossible. Only idiots recommend that."</text:span><text:span text:style-name="T2">,</text:span></text:p>
      <text:p text:style-name="P1"><text:span text:style-name="T1">"Birthdays were invented by Hallmark to sell cards."</text:span><text:span text:style-name="T2">,</text:span></text:p>
      <text:p text:style-name="P1"><text:span text:style-name="T1">"Sting like a bee. Do not float like a butterfly. That’s ridiculous."</text:span><text:span text:style-name="T2">,</text:span></text:p>
      <text:p text:style-name="P1"><text:span text:style-name="T1">"My first ex-wife’s name is Tammy. My second ex-wife’s name is Tammy. My Mom’s name is Tamara…she goes by Tammy."</text:span><text:span text:style-name="T2">,</text:span></text:p>
      <text:p text:style-name="P1"><text:span text:style-name="T1">"Do you have any history of mental illness in your family? I have an uncle who does yoga."</text:span><text:span text:style-name="T2">,</text:span></text:p>
      <text:p text:style-name="P1"><text:span text:style-name="T1">"The whole point of this country is if you want to eat garbage, balloon up to 600 pounds and die of a heart attack at 43, you can! You are free to do so. To me, that’s beautiful."</text:span><text:span text:style-name="T2">,</text:span></text:p>
      <text:p text:style-name="P1"><text:span text:style-name="T1">"Capitalism is the only way … It makes America great, England OK and France terrible."</text:span><text:span text:style-name="T2">,</text:span></text:p>
      <text:p text:style-name="P1"><text:span text:style-name="T1">"Veganism is the sad result of a morally corrupt mind. Reconsider your life."</text:span><text:span text:style-name="T2">,</text:span></text:p>
      <text:p text:style-name="P1"><text:span text:style-name="T1">"Barbecues should be about one thing: good shared meat."</text:span><text:span text:style-name="T2">,</text:span></text:p>
      <text:p text:style-name="P1"><text:span text:style-name="T1">"Well, I am not usually one for speeches. So, goodbye."</text:span><text:span text:style-name="T2">,</text:span></text:p>
      <text:p text:style-name="P1"><text:span text:style-name="T1">"I regret nothing. The end."</text:span><text:span text:style-name="T2">,</text:span></text:p>
      <text:p text:style-name="P1"><text:span text:style-name="T1">"I like Tom. He doesn’t do a lot of work around here. He shows zero initiative. He’s not a team player. He’s never wanted to go that extra mile. Tom is exactly what I’m looking for in a government employee."</text:span><text:span text:style-name="T2">,</text:span></text:p>
      <text:p text:style-name="P1"><text:span text:style-name="T1">"I enjoy government functions like I enjoy getting kicked in the nuggets with a steel toed boot."</text:span><text:span text:style-name="T2">,</text:span></text:p>
      <text:p text:style-name="P1"><text:span text:style-name="T1">"I like some changes. Like when I change a tree into a canoe, or a wife into an ex-wife."</text:span><text:span text:style-name="T2">,</text:span></text:p>
      <text:p text:style-name="P1"><text:span text:style-name="T1">"I’ve had the same haircut since 1978 and I’ve driven the same car since 1991. I’ve used the same wooden comb for three decades. I have one bowl. I still get my milk delivered by horse."</text:span><text:span text:style-name="T2">,</text:span></text:p>
      <text:p text:style-name="P1"><text:span text:style-name="T1">"I leave no meat behind. It’s an honor thing."</text:span><text:span text:style-name="T2">,</text:span></text:p>
      <text:p text:style-name="P1"><text:span text:style-name="T1">"An hour ago a giant fireball consumed my entire face and it was far preferable to spending another second with you."</text:span><text:span text:style-name="T2">,</text:span></text:p>
      <text:p text:style-name="P1"><text:span text:style-name="T1">"Go back to the library where you belong."</text:span><text:span text:style-name="T2">,</text:span></text:p>
      <text:p text:style-name="P1"><text:span text:style-name="T1">"Once a year, every branch of this government meets in a room and announces what they intend to waste taxpayer money on."</text:span><text:span text:style-name="T2">,</text:span></text:p>
      <text:p text:style-name="P1"><text:span text:style-name="T1">"Every time she laughs, an angel dies. Even telemarketers avoid her. Her birth was payback for the sins of man. But you know the worst thing about her? She works for the library."</text:span><text:span text:style-name="T2">,</text:span></text:p>
      <text:p text:style-name="P1"><text:span text:style-name="T1">"Say what you want about organized religion, but those bastards knew how to construct an edifice."</text:span><text:span text:style-name="T2">,</text:span></text:p>
      <text:p text:style-name="P1"><text:span text:style-name="T1">"I change my locks every 16 days."</text:span><text:span text:style-name="T2">,</text:span></text:p>
      <text:p text:style-name="P1"><text:span text:style-name="T1">"It's an impossible puzzle, and I love puzzles!"</text:span><text:span text:style-name="T2">,</text:span></text:p>
      <text:p text:style-name="P1"><text:soft-page-break/><text:span text:style-name="T1">"Is Star Wars the one with the wizard boy?"</text:span><text:span text:style-name="T2">,</text:span></text:p>
      <text:p text:style-name="P1"><text:span text:style-name="T1">"My son is several weeks old. He is very familiar with the sound of power tools."</text:span><text:span text:style-name="T2">,</text:span></text:p>
      <text:p text:style-name="P1"><text:span text:style-name="T1">"Live your life how you want, but don’t confuse drama with happiness."</text:span><text:span text:style-name="T2">,</text:span></text:p>
      <text:p text:style-name="P1"><text:span text:style-name="T1">"In my opinion, not enough people have looked their dinner in the eyes and considered the circle of life."</text:span><text:span text:style-name="T2">,</text:span></text:p>
      <text:p text:style-name="P1"><text:span text:style-name="T1">"If it doesn’t have meat, it’s a snack."</text:span><text:span text:style-name="T2">,</text:span></text:p>
      <text:p text:style-name="P1"><text:span text:style-name="T1">"An ideal night out, to me, is stepping onto my porch area and grilling up a thick slab of something’s flesh and then popping in a highlight real from the WNBA."</text:span><text:span text:style-name="T2">,</text:span></text:p>
      <text:p text:style-name="P1"><text:span text:style-name="T1">"On nights like this when the cold winds blow, the air is awash in the swirling eddies of our dream, come with me and find safe haven in a warm bathtub full of my jazz."</text:span><text:span text:style-name="T2">,</text:span></text:p>
      <text:p text:style-name="P1"><text:span text:style-name="T1">"First rule. No conversation lasts longer than 100 total words."</text:span><text:span text:style-name="T2">,</text:span></text:p>
      <text:p text:style-name="P1"><text:span text:style-name="T1">"I will leave my children $50 a piece. Enough for the cab ride home from the funeral and a steak dinner. End of discussion."</text:span><text:span text:style-name="T2">,</text:span></text:p>
      <text:p text:style-name="P1"><text:span text:style-name="T1">"The three most useless jobs in the world in order are: lawyer, congressman, and doctor."</text:span><text:span text:style-name="T2">,</text:span></text:p>
      <text:p text:style-name="P1"><text:span text:style-name="T1">"I've had the same will since I was 8 years old. Upon my death, I will transfer all of my belongings to the man or animal who has killed me."</text:span><text:span text:style-name="T2">,</text:span></text:p>
      <text:p text:style-name="P1"><text:span text:style-name="T1">"Standard birth control methods are usually ineffective against a Swanson."</text:span><text:span text:style-name="T2">,</text:span></text:p>
      <text:p text:style-name="P1"><text:span text:style-name="T1">"I believe in cutting useless government projects. I also believe in cutting useful government projects."</text:span><text:span text:style-name="T2">,</text:span></text:p>
      <text:p text:style-name="P1"><text:span text:style-name="T1">"I've never been hungover. After I've had too much whiskey, I cook myself a large flank steak, pan fried and salted butter. I eat that, put on a pair of wet socks and go to sleep."</text:span><text:span text:style-name="T2">,</text:span></text:p>
      <text:p text:style-name="P1"><text:span text:style-name="T1">"Every two weeks I need to sand down my toe nails. They're too strong for clippers."</text:span><text:span text:style-name="T2">,</text:span></text:p>
      <text:p text:style-name="P1"><text:span text:style-name="T1">"We have one activity planned: not getting killed."</text:span><text:span text:style-name="T2">,</text:span></text:p>
      <text:p text:style-name="P1"><text:span text:style-name="T1">"When I'm done eating a Mulligan's meal, for weeks afterwards, there are flecks of meat in my mustache. And I refuse to clean it because every now and then a piece of meat will fall into my mouth."</text:span><text:span text:style-name="T2">,</text:span></text:p>
      <text:p text:style-name="P2">"Please and thank you."</text:p>
      <text:p text:style-name="P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00:47:40.204381249</meta:creation-date>
    <dc:date>2020-10-22T01:06:11.407087990</dc:date>
    <meta:editing-duration>PT8M11S</meta:editing-duration>
    <meta:editing-cycles>1</meta:editing-cycles>
    <meta:document-statistic meta:table-count="0" meta:image-count="0" meta:object-count="0" meta:page-count="3" meta:paragraph-count="85" meta:word-count="1299" meta:character-count="7150" meta:non-whitespace-character-count="5936"/>
    <meta:generator>LibreOffice/6.4.6.2$Linux_X86_64 LibreOffice_project/40$Build-2</meta:generator>
  </office:meta>
</office:document-meta>
</file>